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321408DD0AEF8CA6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.001cm" svg:y="0.001cm">
          <draw:image xlink:href="Pictures/1000000000000500000002D0321408DD0AEF8CA6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zus aan het meer van Galilea</text:span></text:p>
            <text:p text:style-name="P3"><text:span text:style-name="T2">(Johannes 21:1-25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8:00:03.972000000</dc:date>
    <meta:editing-duration>PT2H24M52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